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text-properties style:font-name="Times New Roman" fo:font-size="18pt" style:text-underline-style="solid" style:text-underline-width="auto" style:text-underline-color="font-color" style:font-size-asian="18pt" style:font-size-complex="18pt"/>
    </style:style>
    <style:style style:name="P2" style:family="paragraph">
      <style:paragraph-properties fo:text-align="start"/>
      <style:text-properties style:font-name="Times New Roman" fo:font-size="18pt" style:font-size-asian="18pt" style:font-size-complex="18pt"/>
    </style:style>
    <style:style style:name="P3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4" style:family="paragraph">
      <style:paragraph-properties fo:text-align="end"/>
      <style:text-properties style:font-name="Times New Roman" fo:font-size="18pt" style:font-size-asian="18pt" style:font-size-complex="18pt"/>
    </style:style>
    <style:style style:name="P5" style:family="paragraph">
      <style:paragraph-properties fo:text-align="end"/>
      <style:text-properties fo:color="#ff0000" style:font-name="Times New Roman" fo:font-size="18pt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/>
    </style:style>
    <style:style style:name="T4" style:family="text">
      <style:text-properties fo:color="#6666ff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486cm" svg:height="0.958cm" svg:x="-0.121cm" svg:y="3.813cm">
          <draw:text-box>
            <text:p text:style-name="P1"><text:span text:style-name="T1">b) </text:span><text:span text:style-name="T2">testing a pair</text:span></text:p>
          </draw:text-box>
        </draw:frame>
        <draw:custom-shape draw:style-name="gr2" draw:text-style-name="P2" draw:layer="layout" svg:width="1.975cm" svg:height="1cm" svg:x="-0.1cm" svg:y="4.8cm">
          <text:p text:style-name="P2">mas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75cm" svg:height="1cm" svg:x="-0.1cm" svg:y="5.8cm">
          <text:p text:style-name="P2">pai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2.1cm" svg:y="5.3cm">
          <text:p text:style-name="P3">an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025cm" svg:x="3.6cm" svg:y="4.775cm">
          <text:p text:style-name="P3"><text:span text:style-name="T3">1</text:span><text:span text:style-name="T4"> </text:span>0 <text:span text:style-name="T3">1</text:span><text:span text:style-name="T4"> </text:span>0 <text:span text:style-name="T3">1 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6cm" svg:y1="6.875cm" svg:x2="6.625cm" svg:y2="6.85cm">
          <text:p/>
        </draw:line>
        <draw:custom-shape draw:style-name="gr2" draw:text-style-name="P3" draw:layer="layout" svg:width="3cm" svg:height="1.025cm" svg:x="3.6cm" svg:y="5.875cm">
          <text:p text:style-name="P3">0 <text:span text:style-name="T3">1</text:span><text:span text:style-name="T4"> </text:span>0 <text:span text:style-name="T3">1</text:span><text:span text:style-name="T4"> </text:span>0 0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0.7cm" svg:x="3.575cm" svg:y="7.1cm">
          <text:p text:style-name="P4">= 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7.226cm" svg:y="5.3cm">
          <text:p text:style-name="P3">an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025cm" svg:x="8.726cm" svg:y="4.775cm">
          <text:p text:style-name="P3"><text:span text:style-name="T3">1</text:span><text:span text:style-name="T4"> </text:span>0 <text:span text:style-name="T3">1</text:span><text:span text:style-name="T4"> </text:span>0 <text:span text:style-name="T3">1 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726cm" svg:y1="6.875cm" svg:x2="11.751cm" svg:y2="6.85cm">
          <text:p/>
        </draw:line>
        <draw:custom-shape draw:style-name="gr2" draw:text-style-name="P3" draw:layer="layout" svg:width="3cm" svg:height="1.025cm" svg:x="8.726cm" svg:y="5.875cm">
          <text:p text:style-name="P3">0 0 0 <text:span text:style-name="T3">1</text:span><text:span text:style-name="T4"> </text:span>0 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74cm" svg:height="0.7cm" svg:x="8.701cm" svg:y="7.1cm">
          <text:p text:style-name="P4">= 1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85cm" svg:height="0.958cm" svg:x="-0.121cm" svg:y="-0.1cm">
          <draw:text-box>
            <text:p text:style-name="P1"><text:span text:style-name="T1">a) </text:span><text:span text:style-name="T2">adding a pair</text:span></text:p>
          </draw:text-box>
        </draw:frame>
        <draw:custom-shape draw:style-name="gr2" draw:text-style-name="P3" draw:layer="layout" svg:width="1.975cm" svg:height="1cm" svg:x="-0.1cm" svg:y="0.887cm">
          <text:p text:style-name="P3">mas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75cm" svg:height="1cm" svg:x="-0.1cm" svg:y="1.887cm">
          <text:p text:style-name="P2">pai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2.1cm" svg:y="1.387cm">
          <text:p text:style-name="P3">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025cm" svg:x="3.6cm" svg:y="0.862cm">
          <text:p text:style-name="P3"><text:span text:style-name="T3">1</text:span><text:span text:style-name="T4"> </text:span>0 <text:span text:style-name="T3">1</text:span><text:span text:style-name="T4"> </text:span>0 <text:span text:style-name="T3">1 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6cm" svg:y1="2.962cm" svg:x2="6.625cm" svg:y2="2.937cm">
          <text:p/>
        </draw:line>
        <draw:custom-shape draw:style-name="gr2" draw:text-style-name="P3" draw:layer="layout" svg:width="3cm" svg:height="1.025cm" svg:x="3.6cm" svg:y="1.962cm">
          <text:p text:style-name="P3">0 <text:span text:style-name="T5">1</text:span><text:span text:style-name="T4"> </text:span>0 <text:span text:style-name="T3">1</text:span><text:span text:style-name="T4"> </text:span>0 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25cm" svg:height="0.7cm" svg:x="3.475cm" svg:y="3.187cm">
          <text:p text:style-name="P5"><text:span text:style-name="T3">1 1 1 1 1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7.226cm" svg:y="1.387cm">
          <text:p text:style-name="P3">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025cm" svg:x="8.726cm" svg:y="0.862cm">
          <text:p text:style-name="P3"><text:span text:style-name="T3">1</text:span><text:span text:style-name="T4"> </text:span>0 <text:span text:style-name="T3">1</text:span><text:span text:style-name="T4"> </text:span>0 <text:span text:style-name="T3">1 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726cm" svg:y1="2.962cm" svg:x2="11.751cm" svg:y2="2.937cm">
          <text:p/>
        </draw:line>
        <draw:custom-shape draw:style-name="gr2" draw:text-style-name="P3" draw:layer="layout" svg:width="3cm" svg:height="1.025cm" svg:x="8.726cm" svg:y="1.962cm">
          <text:p text:style-name="P3">0 0 0 <text:span text:style-name="T3">1</text:span><text:span text:style-name="T4"> </text:span>0 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74cm" svg:height="0.7cm" svg:x="8.601cm" svg:y="3.187cm">
          <text:p text:style-name="P4"><text:span text:style-name="T3">1</text:span> 0 <text:span text:style-name="T3">1 1 1 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2:47:30.444903081</meta:creation-date>
    <dc:date>2016-04-09T15:00:59.859460584</dc:date>
    <meta:editing-duration>PT2H4M57S</meta:editing-duration>
    <meta:editing-cycles>8</meta:editing-cycles>
    <meta:generator>LibreOffice/4.2.8.2$Linux_X86_64 LibreOffice_project/420m0$Build-2</meta:generator>
    <meta:document-statistic meta:object-count="26"/>
  </office:meta>
</office:document-meta>
</file>